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8944in" fo:margin-left="-0.0785in" fo:margin-top="0in" fo:margin-bottom="0in" table:align="left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text-properties fo:language="es" fo:country="ES"/>
    </style:style>
    <style:style style:name="P2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text-properties style:font-name="Liberation Sans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Liberation Sans1" fo:font-size="11pt" style:font-size-asian="11pt" style:font-size-complex="11pt"/>
    </style:style>
    <style:style style:name="P5" style:family="paragraph" style:parent-style-name="Standard">
      <style:text-properties style:font-name="Liberation Sans1" fo:font-size="11pt" fo:language="es" fo:country="ES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  <style:text-properties style:font-name="Liberation Sans1" fo:font-size="11pt" fo:language="es" fo:country="ES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Liberation Sans1" fo:font-size="11pt" fo:language="es" fo:country="ES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Liberation Sans1" fo:font-size="11pt" fo:language="es" fo:country="ES" fo:font-weight="bold" officeooo:rsid="0016a2f8" officeooo:paragraph-rsid="0016a2f8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style:font-name-asian="Arial Unicode MS" style:font-size-asian="11pt" style:font-name-complex="Arial" style:font-size-complex="11pt"/>
    </style:style>
    <style:style style:name="P10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style:font-name-asian="Arial Unicode MS" style:font-size-asian="11pt" style:font-weight-asian="bold" style:font-name-complex="Arial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Liberation Sans1" fo:font-weight="bold" officeooo:rsid="005735c7" officeooo:paragraph-rsid="005735c7" style:font-weight-asian="bold" style:font-weight-complex="bold"/>
    </style:style>
    <style:style style:name="P12" style:family="paragraph" style:parent-style-name="Header">
      <style:text-properties fo:language="es" fo:country="ES"/>
    </style:style>
    <style:style style:name="P13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font-size-asian="11pt" style:font-size-complex="11pt"/>
    </style:style>
    <style:style style:name="P1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officeooo:paragraph-rsid="00229284" style:font-size-asian="11pt" style:font-size-complex="11pt"/>
    </style:style>
    <style:style style:name="P16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186cd3" officeooo:paragraph-rsid="00186cd3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17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19f60d" officeooo:paragraph-rsid="0019f60d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1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1c2cc4" officeooo:paragraph-rsid="001c2cc4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19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2439ff" officeooo:paragraph-rsid="002439ff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20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2579f3" officeooo:paragraph-rsid="002579f3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21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383a83" officeooo:paragraph-rsid="00383a83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22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3b2ddc" officeooo:paragraph-rsid="003b2ddc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23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style:font-name-asian="Arial Unicode MS" style:font-size-asian="11pt" style:font-name-complex="Arial" style:font-size-complex="11pt" style:font-style-complex="italic"/>
    </style:style>
    <style:style style:name="P24" style:family="paragraph" style:parent-style-name="Standard" style:list-style-name="WWNum1">
      <style:paragraph-properties fo:margin-top="0.0693in" fo:margin-bottom="0.0693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style:font-name-asian="Arial Unicode MS" style:font-size-asian="11pt" style:font-name-complex="Arial" style:font-size-complex="11pt" style:font-style-complex="italic"/>
    </style:style>
    <style:style style:name="P2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style="normal" fo:font-weight="bold" officeooo:rsid="002f17f9" officeooo:paragraph-rsid="002f17f9" style:font-name-asian="Arial Unicode MS" style:font-size-asian="11pt" style:font-style-asian="normal" style:font-weight-asian="bold" style:font-name-complex="Arial" style:font-size-complex="11pt" style:font-style-complex="italic" style:font-weight-complex="bold"/>
    </style:style>
    <style:style style:name="P26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style="normal" fo:font-weight="bold" officeooo:rsid="002fbbd9" officeooo:paragraph-rsid="002fbbd9" style:font-name-asian="Arial Unicode MS" style:font-size-asian="11pt" style:font-style-asian="normal" style:font-weight-asian="bold" style:font-name-complex="Arial" style:font-size-complex="11pt" style:font-style-complex="italic" style:font-weight-complex="bold"/>
    </style:style>
    <style:style style:name="P27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style="normal" fo:font-weight="bold" officeooo:rsid="00357456" officeooo:paragraph-rsid="00357456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P2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86cd3" officeooo:paragraph-rsid="00186cd3" style:font-size-asian="11pt" style:font-weight-asian="bold" style:font-size-complex="11pt" style:font-weight-complex="bold"/>
    </style:style>
    <style:style style:name="P29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9f60d" officeooo:paragraph-rsid="0019f60d" style:font-size-asian="11pt" style:font-weight-asian="bold" style:font-size-complex="11pt" style:font-weight-complex="bold"/>
    </style:style>
    <style:style style:name="P30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a62d6" officeooo:paragraph-rsid="001a62d6" style:font-size-asian="11pt" style:font-weight-asian="bold" style:font-size-complex="11pt" style:font-weight-complex="bold"/>
    </style:style>
    <style:style style:name="P31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e6739" officeooo:paragraph-rsid="001e6739" style:font-size-asian="11pt" style:font-weight-asian="bold" style:font-size-complex="11pt" style:font-weight-complex="bold"/>
    </style:style>
    <style:style style:name="P32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439ff" officeooo:paragraph-rsid="002439ff" style:font-size-asian="11pt" style:font-weight-asian="bold" style:font-size-complex="11pt" style:font-weight-complex="bold"/>
    </style:style>
    <style:style style:name="P33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579f3" officeooo:paragraph-rsid="002579f3" style:font-size-asian="11pt" style:font-weight-asian="bold" style:font-size-complex="11pt" style:font-weight-complex="bold"/>
    </style:style>
    <style:style style:name="P34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dfa9a" officeooo:paragraph-rsid="002dfa9a" style:font-size-asian="11pt" style:font-weight-asian="bold" style:font-size-complex="11pt" style:font-weight-complex="bold"/>
    </style:style>
    <style:style style:name="P3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312fe8" officeooo:paragraph-rsid="00312fe8" style:font-size-asian="11pt" style:font-weight-asian="bold" style:font-size-complex="11pt" style:font-weight-complex="bold"/>
    </style:style>
    <style:style style:name="P36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028f2" officeooo:paragraph-rsid="004028f2" style:font-size-asian="11pt" style:font-weight-asian="bold" style:font-size-complex="11pt" style:font-weight-complex="bold"/>
    </style:style>
    <style:style style:name="P37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23383" officeooo:paragraph-rsid="00423383" style:font-size-asian="11pt" style:font-weight-asian="bold" style:font-size-complex="11pt" style:font-weight-complex="bold"/>
    </style:style>
    <style:style style:name="P3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431f8" officeooo:paragraph-rsid="004431f8" style:font-size-asian="11pt" style:font-weight-asian="bold" style:font-size-complex="11pt" style:font-weight-complex="bold"/>
    </style:style>
    <style:style style:name="P39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6584e" officeooo:paragraph-rsid="0046584e" style:font-size-asian="11pt" style:font-weight-asian="bold" style:font-size-complex="11pt" style:font-weight-complex="bold"/>
    </style:style>
    <style:style style:name="P40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749e9" officeooo:paragraph-rsid="004749e9" style:font-size-asian="11pt" style:font-weight-asian="bold" style:font-size-complex="11pt" style:font-weight-complex="bold"/>
    </style:style>
    <style:style style:name="P41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774a5" officeooo:paragraph-rsid="004774a5" style:font-size-asian="11pt" style:font-weight-asian="bold" style:font-size-complex="11pt" style:font-weight-complex="bold"/>
    </style:style>
    <style:style style:name="P42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77ed8" officeooo:paragraph-rsid="00477ed8" style:font-size-asian="11pt" style:font-weight-asian="bold" style:font-size-complex="11pt" style:font-weight-complex="bold"/>
    </style:style>
    <style:style style:name="P43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827c0" officeooo:paragraph-rsid="004827c0" style:font-size-asian="11pt" style:font-weight-asian="bold" style:font-size-complex="11pt" style:font-weight-complex="bold"/>
    </style:style>
    <style:style style:name="P44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8cbf9" officeooo:paragraph-rsid="0048cbf9" style:font-size-asian="11pt" style:font-weight-asian="bold" style:font-size-complex="11pt" style:font-weight-complex="bold"/>
    </style:style>
    <style:style style:name="P4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4f7e77" officeooo:paragraph-rsid="004f7e77" style:font-size-asian="11pt" style:font-weight-asian="bold" style:font-size-complex="11pt" style:font-weight-complex="bold"/>
    </style:style>
    <style:style style:name="P46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5164cf" officeooo:paragraph-rsid="005164cf" style:font-size-asian="11pt" style:font-weight-asian="bold" style:font-size-complex="11pt" style:font-weight-complex="bold"/>
    </style:style>
    <style:style style:name="P47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54065f" officeooo:paragraph-rsid="0054065f" style:font-size-asian="11pt" style:font-weight-asian="bold" style:font-size-complex="11pt" style:font-weight-complex="bold"/>
    </style:style>
    <style:style style:name="P4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1b2bc6" officeooo:paragraph-rsid="001b2bc6" style:font-name-asian="Arial Unicode MS" style:font-size-asian="11pt" style:font-weight-asian="bold" style:font-name-complex="Arial" style:font-size-complex="11pt" style:font-weight-complex="bold"/>
    </style:style>
    <style:style style:name="P49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1bac97" officeooo:paragraph-rsid="001bac97" style:font-name-asian="Arial Unicode MS" style:font-size-asian="11pt" style:font-weight-asian="bold" style:font-name-complex="Arial" style:font-size-complex="11pt" style:font-weight-complex="bold"/>
    </style:style>
    <style:style style:name="P50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1cbb85" officeooo:paragraph-rsid="001cbb85" style:font-name-asian="Arial Unicode MS" style:font-size-asian="11pt" style:font-weight-asian="bold" style:font-name-complex="Arial" style:font-size-complex="11pt" style:font-weight-complex="bold"/>
    </style:style>
    <style:style style:name="P51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1cda9e" officeooo:paragraph-rsid="001cda9e" style:font-name-asian="Arial Unicode MS" style:font-size-asian="11pt" style:font-weight-asian="bold" style:font-name-complex="Arial" style:font-size-complex="11pt" style:font-weight-complex="bold"/>
    </style:style>
    <style:style style:name="P52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21147b" officeooo:paragraph-rsid="0021147b" style:font-name-asian="Arial Unicode MS" style:font-size-asian="11pt" style:font-weight-asian="bold" style:font-name-complex="Arial" style:font-size-complex="11pt" style:font-weight-complex="bold"/>
    </style:style>
    <style:style style:name="P53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style:font-name-asian="Arial Unicode MS" style:font-size-asian="11pt" style:font-weight-asian="bold" style:font-name-complex="Arial" style:font-size-complex="11pt" style:font-weight-complex="bold"/>
    </style:style>
    <style:style style:name="P54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style:font-name-asian="Arial Unicode MS" style:font-size-asian="11pt" style:font-name-complex="Arial" style:font-size-complex="11pt"/>
    </style:style>
    <style:style style:name="P5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officeooo:paragraph-rsid="00229284" style:font-name-asian="Arial Unicode MS" style:font-size-asian="11pt" style:font-name-complex="Arial" style:font-size-complex="11pt"/>
    </style:style>
    <style:style style:name="T1" style:family="text">
      <style:text-properties fo:language="es" fo:country="ES" fo:font-weight="bold" style:font-weight-asian="bold" style:font-name-complex="Arial" style:font-weight-complex="bold"/>
    </style:style>
    <style:style style:name="T2" style:family="text">
      <style:text-properties style:rfc-language-tag="es-ES-u-co-trad" fo:language="es" fo:country="ES" style:font-name-asian="Arial Unicode MS" style:font-name-complex="Arial"/>
    </style:style>
    <style:style style:name="T3" style:family="text">
      <style:text-properties style:rfc-language-tag="es-ES-u-co-trad" fo:language="es" fo:country="ES" officeooo:rsid="001f67ec" style:font-name-asian="Arial Unicode MS" style:font-name-complex="Arial"/>
    </style:style>
    <style:style style:name="T4" style:family="text">
      <style:text-properties style:rfc-language-tag="es-ES-u-co-trad" fo:language="es" fo:country="ES" officeooo:rsid="004431f8" style:font-name-asian="Arial Unicode MS" style:font-name-complex="Arial"/>
    </style:style>
    <style:style style:name="T5" style:family="text">
      <style:text-properties style:rfc-language-tag="es-ES-u-co-trad" fo:language="es" fo:country="ES" officeooo:rsid="004d1ae9" style:font-name-asian="Arial Unicode MS" style:font-name-complex="Arial"/>
    </style:style>
    <style:style style:name="T6" style:family="text">
      <style:text-properties style:rfc-language-tag="es-ES-u-co-trad" fo:language="es" fo:country="ES" officeooo:rsid="005550fe" style:font-name-asian="Arial Unicode MS" style:font-name-complex="Arial"/>
    </style:style>
    <style:style style:name="T7" style:family="text">
      <style:text-properties style:rfc-language-tag="es-ES-u-co-trad" fo:language="es" fo:country="ES" fo:font-style="italic" style:font-name-asian="Arial Unicode MS" style:font-style-asian="italic" style:font-name-complex="Arial" style:font-style-complex="italic"/>
    </style:style>
    <style:style style:name="T8" style:family="text">
      <style:text-properties style:rfc-language-tag="es-ES-u-co-trad" fo:language="es" fo:country="ES" fo:font-style="italic" officeooo:rsid="00450b0a" style:font-name-asian="Arial Unicode MS" style:font-style-asian="italic" style:font-name-complex="Arial" style:font-style-complex="italic"/>
    </style:style>
    <style:style style:name="T9" style:family="text">
      <style:text-properties style:rfc-language-tag="es-ES-u-co-trad" fo:language="es" fo:country="ES" fo:font-style="normal" style:font-name-asian="Arial Unicode MS" style:font-style-asian="normal" style:font-name-complex="Arial" style:font-style-complex="normal"/>
    </style:style>
    <style:style style:name="T10" style:family="text">
      <style:text-properties style:rfc-language-tag="es-ES-u-co-trad" fo:language="es" fo:country="ES" fo:font-style="normal" officeooo:rsid="00450b0a" style:font-name-asian="Arial Unicode MS" style:font-style-asian="normal" style:font-name-complex="Arial" style:font-style-complex="normal"/>
    </style:style>
    <style:style style:name="T11" style:family="text">
      <style:text-properties style:rfc-language-tag="es-ES-u-co-trad" fo:language="es" fo:country="ES" fo:font-style="normal" officeooo:rsid="004b3bce" style:font-name-asian="Arial Unicode MS" style:font-style-asian="normal" style:font-name-complex="Arial" style:font-style-complex="normal"/>
    </style:style>
    <style:style style:name="T12" style:family="text">
      <style:text-properties fo:letter-spacing="0.0098in" style:rfc-language-tag="es-ES-u-co-trad" fo:language="es" fo:country="ES" fo:font-style="italic" style:font-name-asian="Arial Unicode MS" style:font-style-asian="italic" style:font-name-complex="Arial"/>
    </style:style>
    <style:style style:name="T13" style:family="text">
      <style:text-properties fo:letter-spacing="0.0098in" style:rfc-language-tag="es-ES-u-co-trad" fo:language="es" fo:country="ES" fo:font-style="italic" style:font-name-asian="Arial Unicode MS" style:font-style-asian="italic" style:font-name-complex="Arial" style:font-style-complex="italic"/>
    </style:style>
    <style:style style:name="T14" style:family="text">
      <style:text-properties fo:letter-spacing="0.0098in" style:rfc-language-tag="es-ES-u-co-trad" fo:language="es" fo:country="ES" fo:font-style="italic" officeooo:rsid="002f17f9" style:font-name-asian="Arial Unicode MS" style:font-style-asian="italic" style:font-name-complex="Arial" style:font-style-complex="italic"/>
    </style:style>
    <style:style style:name="T15" style:family="text">
      <style:text-properties fo:letter-spacing="0.0098in" style:rfc-language-tag="es-ES-u-co-trad" fo:language="es" fo:country="ES" style:font-name-asian="Arial Unicode MS" style:font-name-complex="Arial" style:font-style-complex="italic"/>
    </style:style>
    <style:style style:name="T16" style:family="text">
      <style:text-properties fo:letter-spacing="0.0098in" style:rfc-language-tag="es-ES-u-co-trad" fo:language="es" fo:country="ES" officeooo:rsid="001af395" style:font-name-asian="Arial Unicode MS" style:font-name-complex="Arial" style:font-style-complex="italic"/>
    </style:style>
    <style:style style:name="T17" style:family="text">
      <style:text-properties fo:letter-spacing="0.0098in" style:rfc-language-tag="es-ES-u-co-trad" fo:language="es" fo:country="ES" officeooo:rsid="002579f3" style:font-name-asian="Arial Unicode MS" style:font-name-complex="Arial" style:font-style-complex="italic"/>
    </style:style>
    <style:style style:name="T18" style:family="text">
      <style:text-properties fo:letter-spacing="0.0098in" style:rfc-language-tag="es-ES-u-co-trad" fo:language="es" fo:country="ES" officeooo:rsid="0025e63b" style:font-name-asian="Arial Unicode MS" style:font-name-complex="Arial" style:font-style-complex="italic"/>
    </style:style>
    <style:style style:name="T19" style:family="text">
      <style:text-properties fo:letter-spacing="0.0098in" style:rfc-language-tag="es-ES-u-co-trad" fo:language="es" fo:country="ES" officeooo:rsid="002a0d88" style:font-name-asian="Arial Unicode MS" style:font-name-complex="Arial" style:font-style-complex="italic"/>
    </style:style>
    <style:style style:name="T20" style:family="text">
      <style:text-properties fo:letter-spacing="0.0098in" style:rfc-language-tag="es-ES-u-co-trad" fo:language="es" fo:country="ES" officeooo:rsid="002f17f9" style:font-name-asian="Arial Unicode MS" style:font-name-complex="Arial" style:font-style-complex="italic"/>
    </style:style>
    <style:style style:name="T21" style:family="text">
      <style:text-properties fo:letter-spacing="0.0098in" style:rfc-language-tag="es-ES-u-co-trad" fo:language="es" fo:country="ES" officeooo:rsid="0047c825" style:font-name-asian="Arial Unicode MS" style:font-name-complex="Arial" style:font-style-complex="italic"/>
    </style:style>
    <style:style style:name="T22" style:family="text">
      <style:text-properties fo:letter-spacing="0.0098in" style:rfc-language-tag="es-ES-u-co-trad" fo:language="es" fo:country="ES" fo:font-weight="bold" officeooo:rsid="001ff4f2" style:font-name-asian="Arial Unicode MS" style:font-weight-asian="bold" style:font-name-complex="Arial" style:font-style-complex="italic" style:font-weight-complex="bold"/>
    </style:style>
    <style:style style:name="T23" style:family="text">
      <style:text-properties fo:letter-spacing="0.0098in" style:rfc-language-tag="es-ES-u-co-trad" fo:language="es" fo:country="ES" fo:font-weight="bold" officeooo:rsid="002d3ae7" style:font-name-asian="Arial Unicode MS" style:font-weight-asian="bold" style:font-name-complex="Arial" style:font-style-complex="italic" style:font-weight-complex="bold"/>
    </style:style>
    <style:style style:name="T24" style:family="text">
      <style:text-properties fo:letter-spacing="0.0098in" style:rfc-language-tag="es-ES-u-co-trad" fo:language="es" fo:country="ES" fo:font-style="normal" style:font-name-asian="Arial Unicode MS" style:font-style-asian="normal" style:font-name-complex="Arial" style:font-style-complex="italic"/>
    </style:style>
    <style:style style:name="T25" style:family="text">
      <style:text-properties fo:letter-spacing="0.0098in" style:rfc-language-tag="es-ES-u-co-trad" fo:language="es" fo:country="ES" fo:font-style="normal" officeooo:rsid="002f17f9" style:font-name-asian="Arial Unicode MS" style:font-style-asian="normal" style:font-name-complex="Arial" style:font-style-complex="italic"/>
    </style:style>
    <style:style style:name="T26" style:family="text">
      <style:text-properties fo:letter-spacing="0.0016in" style:rfc-language-tag="es-ES-u-co-trad" fo:language="es" fo:country="ES" style:font-name-asian="Arial Unicode MS" style:font-name-complex="Arial"/>
    </style:style>
    <style:style style:name="T27" style:family="text">
      <style:text-properties fo:font-weight="bold" officeooo:rsid="003e0345" style:font-weight-asian="bold" style:font-weight-complex="bold"/>
    </style:style>
    <style:style style:name="T28" style:family="text">
      <style:text-properties officeooo:rsid="004286d5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Sistemas informáticos.</text:p>
            <text:p text:style-name="P7">UD 4 – Administración de sistemas operativos.</text:p>
            <text:p text:style-name="P4"><text:span text:style-name="T1">Práctica 4</text:span><text:bookmark text:name="_GoBack"/><text:span text:style-name="T1">.2 Directorios Linux.</text:span></text:p>
            <text:p text:style-name="P8">Alumno: Kevin Zamora Amela</text:p>
          </table:table-cell>
        </table:table-row>
      </table:table>
      <text:p text:style-name="P5"/>
      <text:p text:style-name="P9">Escribe en cada ejercicio el comando introducido.</text:p>
      <text:p text:style-name="P10">Por favor, si detectáis algún error, hacérmelo saber.</text:p>
      <text:list xml:id="list3296273455" text:style-name="WWNum1">
        <text:list-item>
          <text:p text:style-name="P14"><text:span text:style-name="T2">Listar todos los archivos del directorio /</text:span><text:span text:style-name="T12">bin.</text:span><text:span text:style-name="T15"> </text:span></text:p>
          <text:p text:style-name="P16">cd /bin</text:p>
          <text:p text:style-name="P16">ls</text:p>
          <text:p text:style-name="P28"><text:span text:style-name="T15">ó </text:span><text:span text:style-name="T19">(ls /bin)</text:span></text:p>
        </text:list-item>
        <text:list-item>
          <text:p text:style-name="P14"><text:span text:style-name="T2">Listar todos los archivos del directorio /</text:span><text:span text:style-name="T12">tmp.</text:span><text:span text:style-name="T15"> </text:span></text:p>
          <text:p text:style-name="P17">cd /tmp</text:p>
          <text:p text:style-name="P17">ls</text:p>
          <text:p text:style-name="P29"><text:span text:style-name="T15">ó </text:span><text:span text:style-name="T19">(ls /tmp)</text:span></text:p>
        </text:list-item>
        <text:list-item>
          <text:p text:style-name="P23">Listar todos los archivos, incluidos los ocultos, del directorio raíz. </text:p>
          <text:p text:style-name="P30"><text:span text:style-name="T16">ls -a / </text:span><text:span text:style-name="T15">ls --all</text:span></text:p>
        </text:list-item>
        <text:list-item>
          <text:p text:style-name="P23">Listar todos los archivos del directorio /usr y sus subdirectorios. </text:p>
          <text:p text:style-name="P48">cd /usr</text:p>
          <text:p text:style-name="P49">ls -R</text:p>
        </text:list-item>
        <text:list-item>
          <text:p text:style-name="P14"><text:span text:style-name="T2">Cambiarse al directorio /</text:span><text:span text:style-name="T12">tmp</text:span><text:span text:style-name="T15">.</text:span></text:p>
          <text:p text:style-name="P18">cd ../tmp</text:p>
        </text:list-item>
        <text:list-item>
          <text:p text:style-name="P54">Verificar que el directorio actual ha cambiado. </text:p>
          <text:p text:style-name="P50">pwd</text:p>
        </text:list-item>
        <text:list-item>
          <text:p text:style-name="P54">Mostrar el día y la hora actual.</text:p>
          <text:p text:style-name="P51">date</text:p>
        </text:list-item>
        <text:list-item>
          <text:p text:style-name="P54">Con un solo comando posicionarse en el directorio personal. </text:p>
          <text:p text:style-name="P31"><text:span text:style-name="T2">cd ../home/</text:span><text:span text:style-name="T3">kzdesigner/</text:span></text:p>
        </text:list-item>
        <text:list-item>
          <text:p text:style-name="P23">Verificar que se está en él.</text:p>
          <text:p text:style-name="P15"><text:span text:style-name="T23">p</text:span><text:span text:style-name="T22">wd</text:span></text:p>
        </text:list-item>
        <text:list-item>
          <text:p text:style-name="P55">Listar todos los ficheros del directorio personal mostrando su número de inodo. </text:p>
          <text:p text:style-name="P52">ls -i</text:p>
        </text:list-item>
        <text:list-item>
          <text:p text:style-name="P14"><text:span text:style-name="T2">Crear los directorios </text:span><text:span text:style-name="T12">dir1 dir2 y dir3 </text:span><text:span text:style-name="T2">en el directorio personal. Dentro de </text:span><text:span text:style-name="T12">dir1 </text:span><text:span text:style-name="T2">crear el directorio </text:span><text:span text:style-name="T12">dir11. </text:span><text:span text:style-name="T2">Dentro del directorio </text:span><text:span text:style-name="T12">dir3 </text:span><text:span text:style-name="T2">crear el directorio </text:span><text:span text:style-name="T12">dir31. </text:span><text:span text:style-name="T2">Dentro del directorio </text:span><text:span text:style-name="T12">dir31, </text:span><text:span text:style-name="T2">crear los directorios </text:span><text:span text:style-name="T12">dir311 y dir312</text:span><text:span text:style-name="T15">.</text:span></text:p>
        </text:list-item>
      </text:list>
      <text:section text:style-name="Sect1" text:name="Section1">
        <text:list xml:id="list174702139847836" text:continue-numbering="true" text:style-name="WWNum1">
          <text:list-header>
            <text:p text:style-name="P19">mkdir dir1</text:p>
            <text:p text:style-name="P19">mkdir dir2</text:p>
            <text:p text:style-name="P19">mkdir dir3</text:p>
            <text:p text:style-name="P19">cd dir1</text:p>
            <text:p text:style-name="P19">mkdir dir11</text:p>
            <text:p text:style-name="P32"><text:span text:style-name="T15">cd ../dir</text:span><text:span text:style-name="T17">3</text:span></text:p>
            <text:p text:style-name="P32"><text:span text:style-name="T15">mkdir dir</text:span><text:span text:style-name="T17">3</text:span><text:span text:style-name="T15">1</text:span></text:p>
            <text:p text:style-name="P20">cd dir31</text:p>
            <text:p text:style-name="P33"><text:span text:style-name="T15">mkdir dir31</text:span><text:span text:style-name="T18">1</text:span></text:p>
            <text:p text:style-name="P33"><text:span text:style-name="T15">mkdir dir3</text:span><text:span text:style-name="T18">1</text:span><text:span text:style-name="T15">2</text:span></text:p>
          </text:list-header>
        </text:list>
      </text:section>
      <text:list xml:id="list174703439317777" text:continue-numbering="true" text:style-name="WWNum1">
        <text:list-header>
          <text:p text:style-name="P23"/>
        </text:list-header>
        <text:list-item>
          <text:p text:style-name="P14"><text:soft-page-break/><text:span text:style-name="T15">Copiar el archivo </text:span><text:span text:style-name="T13">/etc/fstab </text:span><text:span text:style-name="T15">al archivo </text:span><text:span text:style-name="T13">mensaje </text:span><text:span text:style-name="T15">de vuestro directorio personal.</text:span></text:p>
          <text:p text:style-name="P34"><text:span text:style-name="T15">sudo </text:span><text:span text:style-name="T20">nano </text:span><text:span text:style-name="T14">etc</text:span><text:span text:style-name="T25">fstab</text:span><text:span text:style-name="T24"> home/</text:span><text:span text:style-name="T25">kzdesigner/</text:span><text:span text:style-name="T24">mensaje</text:span></text:p>
          <text:p text:style-name="P25">ctrl O</text:p>
          <text:p text:style-name="P25">home/kzdesigner/mensaje</text:p>
          <text:p text:style-name="P26">Y</text:p>
        </text:list-item>
        <text:list-item>
          <text:p text:style-name="P14"><text:span text:style-name="T2">Copiar </text:span><text:span text:style-name="T12">mensaje </text:span><text:span text:style-name="T2">en </text:span><text:span text:style-name="T12">dir1, dir2 y dir3</text:span><text:span text:style-name="T2">.</text:span></text:p>
          <text:p text:style-name="P35">cd home/kzdesigner</text:p>
          <text:p text:style-name="P53">cp mensaje dir1/mensaje &amp;&amp; cp mensaje dir2/mensaje &amp;&amp; cp mensaje dir3/mensaje</text:p>
        </text:list-item>
        <text:list-item>
          <text:p text:style-name="P14"><text:span text:style-name="T15">Copiar los archivos del directorio </text:span><text:span text:style-name="T13">rc0.d </text:span><text:span text:style-name="T15">que se encuentra en </text:span><text:span text:style-name="T13">/etc </text:span><text:span text:style-name="T15">al directorio </text:span><text:span text:style-name="T13">dir31</text:span><text:span text:style-name="T15">.</text:span></text:p>
          <text:p text:style-name="P27">cp -r /etc/rc.d dir3/dir31</text:p>
        </text:list-item>
        <text:list-item>
          <text:p text:style-name="P14"><text:span text:style-name="T2">Mover el directorio </text:span><text:span text:style-name="T12">dir31 y sus </text:span><text:span text:style-name="T2">subdirectorios debajo de </text:span><text:span text:style-name="T12">dir2</text:span><text:span text:style-name="T15">.</text:span></text:p>
          <text:p text:style-name="P21">mv dir3/dir31 dir2</text:p>
        </text:list-item>
        <text:list-item>
          <text:p text:style-name="P23">Mostrar por pantalla los archivos ordinarios del directorio /home/alumno y sus subdirectorios. </text:p>
          <text:p text:style-name="P22"><text:span text:style-name="T28">l</text:span>s -R $HOME/</text:p>
        </text:list-item>
        <text:list-item>
          <text:p text:style-name="P24">Crea en el escritorio dos carpetas llamadas CARPETA1 y carpeta1. ¿qué ocurre? <text:span text:style-name="T27">Se crean ambos directorios correctamente.</text:span></text:p>
        </text:list-item>
        <text:list-item>
          <text:p text:style-name="P14"><text:span text:style-name="T2">Listar todos los archivos del directorio /</text:span><text:span text:style-name="T12">etc </text:span><text:span text:style-name="T2">que empiecen </text:span><text:span text:style-name="T26">por </text:span><text:span text:style-name="T2">t.</text:span></text:p>
          <text:p text:style-name="P36"><text:span text:style-name="T2">ls -d </text:span><text:span text:style-name="T7">etc</text:span><text:span text:style-name="T9">[t]*</text:span></text:p>
        </text:list-item>
        <text:list-item>
          <text:p text:style-name="P14"><text:span text:style-name="T2">Listar todos los archivos del directorio /</text:span><text:span text:style-name="T12">dev </text:span><text:span text:style-name="T2">que empiecen por tty y tengan 5 caracteres. </text:span></text:p>
          <text:p text:style-name="P37"><text:span text:style-name="T4">l</text:span><text:span text:style-name="T2">s /</text:span><text:span text:style-name="T7">dev/</text:span><text:span text:style-name="T9">tty??</text:span></text:p>
        </text:list-item>
        <text:list-item>
          <text:p text:style-name="P14"><text:span text:style-name="T2">Listar todos los archivos del directorio /</text:span><text:span text:style-name="T12">dev </text:span><text:span text:style-name="T2">que empiecen por tty y acaben en 1,2,3 ó 4. </text:span></text:p>
          <text:p text:style-name="P38"><text:span text:style-name="T2">ls /</text:span><text:span text:style-name="T8">dev</text:span><text:span text:style-name="T10">/tty*[1-4]</text:span></text:p>
        </text:list-item>
        <text:list-item>
          <text:p text:style-name="P14"><text:span text:style-name="T2">Listar todos los archivos del directorio /</text:span><text:span text:style-name="T12">dev </text:span><text:span text:style-name="T2">que empiecen por t y acaben en 1.</text:span></text:p>
          <text:p text:style-name="P39"><text:span text:style-name="T2">ls /</text:span><text:span text:style-name="T7">dev</text:span><text:span text:style-name="T9">/t*1</text:span></text:p>
        </text:list-item>
        <text:list-item>
          <text:p text:style-name="P14"><text:span text:style-name="T2">Listar todos los archivos del directorio </text:span><text:span text:style-name="T12">etc </text:span><text:span text:style-name="T2">que no empiecen por t. </text:span></text:p>
          <text:p text:style-name="P40"><text:span text:style-name="T2">ls </text:span><text:span text:style-name="T7">etc</text:span><text:span text:style-name="T9">[^t]*</text:span></text:p>
        </text:list-item>
        <text:list-item>
          <text:p text:style-name="P14"><text:span text:style-name="T2">Copiar en el directorio </text:span><text:span text:style-name="T12">dir311</text:span><text:span text:style-name="T15"> los</text:span><text:span text:style-name="T12"> </text:span><text:span text:style-name="T2">archivos de /bin que tengan una a como segunda letra y su nombre tenga cuatro letras.</text:span></text:p>
          <text:p text:style-name="P41"><text:span text:style-name="T2">cp -r /</text:span><text:span text:style-name="T7">bin/</text:span><text:span text:style-name="T9">?a?? </text:span><text:span text:style-name="T7">dir3</text:span><text:span text:style-name="T9">dir31/dir311</text:span></text:p>
        </text:list-item>
        <text:list-item>
          <text:p text:style-name="P14"><text:span text:style-name="T2">Ocultar el archivo </text:span><text:span text:style-name="T12">mensaje </text:span><text:span text:style-name="T2">del directorio </text:span><text:span text:style-name="T12">dir3</text:span><text:span text:style-name="T15">.</text:span></text:p>
          <text:p text:style-name="P42"><text:span text:style-name="T21">m</text:span><text:span text:style-name="T15">v /</text:span><text:span text:style-name="T13">dir3/mensaje /dir3/.mensaje</text:span></text:p>
        </text:list-item>
        <text:list-item>
          <text:p text:style-name="P14"><text:span text:style-name="T2">Borrar los archivos y directorios de </text:span><text:span text:style-name="T12">dir1, </text:span><text:span text:style-name="T2">incluido el propio directorio.</text:span></text:p>
          <text:p text:style-name="P43"><text:span text:style-name="T2">rm -rf /dir1</text:span></text:p>
        </text:list-item>
        <text:list-item>
          <text:p text:style-name="P14"><text:span text:style-name="T2">Copiar al directorio </text:span><text:span text:style-name="T12">dir312 </text:span><text:span text:style-name="T15">los</text:span><text:span text:style-name="T12"> </text:span><text:span text:style-name="T2">ficheros del directorio </text:span><text:span text:style-name="T12">/bin </text:span><text:span text:style-name="T2">que empiecen por a, b ó c, no acaben en una letra que vaya de la ‘a’ la g y tengan cinco letras en su nombre.</text:span></text:p>
          <text:p text:style-name="P44"><text:span text:style-name="T2">cp /</text:span><text:span text:style-name="T5">bin</text:span><text:span text:style-name="T7">/</text:span><text:span text:style-name="T9">[a-c]???[^a*g] </text:span><text:span text:style-name="T11">dir3/dir31/dir312</text:span></text:p>
        </text:list-item>
        <text:list-item>
          <text:p text:style-name="P14"><text:soft-page-break/><text:span text:style-name="T2">Borrar los archivos de </text:span><text:span text:style-name="T12">dir312 </text:span><text:span text:style-name="T2">que no acaben en p y tengan una w como cuarta letra. </text:span></text:p>
          <text:p text:style-name="P45"><text:span text:style-name="T2">rm -r /dir3/dir31/dir312/???w[^p]</text:span></text:p>
        </text:list-item>
        <text:list-item>
          <text:p text:style-name="P14"><text:span text:style-name="T2">Mover el directorio </text:span><text:span text:style-name="T12">dir312 </text:span><text:span text:style-name="T2">debajo de </text:span><text:span text:style-name="T12">dir3</text:span><text:span text:style-name="T15">.</text:span></text:p>
          <text:p text:style-name="P46"><text:span text:style-name="T15">mv dir3/dir31/dir312 dir3/</text:span></text:p>
        </text:list-item>
        <text:list-item>
          <text:p text:style-name="P14"><text:span text:style-name="T2">Borrar todos los archivos y directorios creados durante los ejercicios.</text:span></text:p>
          <text:p text:style-name="P47"><text:span text:style-name="T2">rm -rf dir1 &amp;&amp; </text:span><text:span text:style-name="T6">rm -rf dir2 &amp;&amp;</text:span><text:span text:style-name="T2"> rm -rf dir3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1" style:family="paragraph" style:parent-style-name="Standard" style:next-style-name="Text_20_body" loext:linked-style-name="Encabezado_20_Ca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ido_20_de_20_la_20_tabla" style:display-name="Contenido de la tabla" style:family="paragraph" style:parent-style-name="Standard"/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product_5f_name" style:display-name="product_name" style:family="text" style:parent-style-name="Default_20_Paragraph_20_Font"/>
    <style:style style:name="ListLabel_20_1" style:display-name="ListLabel 1" style:family="text">
      <style:text-properties fo:font-size="12pt" fo:letter-spacing="0.0098in" style:rfc-language-tag="es-ES-u-co-trad" fo:language="es" fo:country="ES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tyle-complex="italic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ª.-" style:num-suffix="ª.-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Liberation Sans1" fo:font-weight="bold" officeooo:rsid="005735c7" officeooo:paragraph-rsid="005735c7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in" fo:margin-bottom="0.3807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3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Sistemas informáticos – Directorios Linux<text:tab/>1º DAM</text:p>
      </style:header>
      <style:footer>
        <text:p text:style-name="MP3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66</meta:editing-cycles>
    <meta:print-date>2018-02-06T18:11:00</meta:print-date>
    <meta:creation-date>2024-01-22T11:35:00</meta:creation-date>
    <dc:date>2024-04-01T17:47:01.937466466</dc:date>
    <dc:language>es-ES</dc:language>
    <meta:editing-duration>PT2H34M16S</meta:editing-duration>
    <meta:generator>LibreOffice/7.3.7.2$Linux_X86_64 LibreOffice_project/30$Build-2</meta:generator>
    <meta:document-statistic meta:table-count="1" meta:image-count="0" meta:object-count="0" meta:page-count="3" meta:paragraph-count="84" meta:word-count="562" meta:character-count="3402" meta:non-whitespace-character-count="29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